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2">
      <style:paragraph-properties fo:margin-top="0cm" fo:margin-bottom="0cm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Programa Trenes y Estaciones</text:h>
      <text:h text:style-name="Heading_20_2" text:outline-level="2"><text:bookmark text:name="user-content-instalación-y-ejecución-del-programa"/>Instalación y Ejecución del Programa:</text:h>
      <text:p text:style-name="Text_20_body">Para Plataformas Linux</text:p>
      <text:p text:style-name="Text_20_body">1- Abrir una Terminal</text:p>
      <text:p text:style-name="Text_20_body">2- Crear el directorio “Trenes y Estaciones” donde Ud quiera</text:p>
      <text:p text:style-name="Text_20_body">3- Ingresar al directorio o carpeta creada</text:p>
      <text:p text:style-name="Text_20_body">4- Clonar este repositorio con el siguiente comando:</text:p>
      <text:list xml:id="list816773286" text:style-name="L1">
        <text:list-item>
          <text:p text:style-name="P2">git clone git clone <text:a xlink:type="simple" xlink:href="https://github.com/MauroPignatta/TP-Trenes-y-estaciones" text:style-name="Internet_20_link" text:visited-style-name="Visited_20_Internet_20_Link">https://github.com/MauroPignatta/TP-Trenes-y-estaciones</text:a> </text:p>
        </text:list-item>
      </text:list>
      <text:p text:style-name="Text_20_body">5- Instalar NCurses con el siguiente comando:</text:p>
      <text:list xml:id="list3825405281" text:style-name="L2">
        <text:list-item>
          <text:p text:style-name="P6">sudo apt-get install libncurses5-dev </text:p>
        </text:list-item>
        <text:list-item>
          <text:p text:style-name="P3">sudo apt-get install libncursesw5-dev </text:p>
        </text:list-item>
      </text:list>
      <text:p text:style-name="Text_20_body">6- Ingresando al sub directorio “bin”</text:p>
      <text:p text:style-name="Text_20_body">7- Ya puede ejecutar el programa de Estaciones con el siguiente comando:</text:p>
      <text:list xml:id="list2729594176" text:style-name="L3">
        <text:list-item>
          <text:p text:style-name="P4">Para la Estación: ./estación &lt;nombre del archivo de configuración de estaciones&gt; .conf </text:p>
        </text:list-item>
      </text:list>
      <text:p text:style-name="Text_20_body">8- Abrir otra Terminal para ejecutar el programa de Tren con el siguiente comando:</text:p>
      <text:list xml:id="list2971423660" text:style-name="L4">
        <text:list-item>
          <text:p text:style-name="P5">Para cada Tren: ./tren &lt;nombre del archivo de configuración de trenes&gt; .conf y luego el nombre de la estacion a la cual se conecta </text:p>
        </text:list-item>
      </text:list>
      <text:p text:style-name="Text_20_body">9- Por cada Tren que desee agregar, deberá repetir el punto 8 completo.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1-12T01:00:33.087997092</dc:date>
    <meta:editing-duration>PT52S</meta:editing-duration>
    <meta:editing-cycles>1</meta:editing-cycles>
    <meta:document-statistic meta:table-count="0" meta:image-count="0" meta:object-count="0" meta:page-count="1" meta:paragraph-count="17" meta:word-count="147" meta:character-count="943" meta:non-whitespace-character-count="813"/>
  </office:meta>
</office:document-meta>
</file>